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4.397cm" style:rel-column-width="16383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23cad" officeooo:paragraph-rsid="00023cad"/>
    </style:style>
    <style:style style:name="P2" style:family="paragraph" style:parent-style-name="Standard">
      <style:text-properties officeooo:rsid="0002ee44" officeooo:paragraph-rsid="0002ee44"/>
    </style:style>
    <style:style style:name="P3" style:family="paragraph" style:parent-style-name="Standard" style:list-style-name="L1">
      <style:text-properties officeooo:rsid="0002ee44" officeooo:paragraph-rsid="0002ee44"/>
    </style:style>
    <style:style style:name="P4" style:family="paragraph" style:parent-style-name="Table_20_Contents">
      <style:text-properties officeooo:rsid="0002ee44" officeooo:paragraph-rsid="0002ee4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ise ergo entreprise pro</text:p>
      <text:p text:style-name="P1">B2B</text:p>
      <text:p text:style-name="P1">Dans la Haute Savoie (business dans le sud, la suisse et l’italie)</text:p>
      <text:p text:style-name="P1">500 000 CA</text:p>
      <text:p text:style-name="P1"/>
      <text:p text:style-name="P1"/>
      <text:p text:style-name="P1">7 personnes R&amp;D</text:p>
      <text:p text:style-name="P1">3 commerciaux </text:p>
      <text:p text:style-name="P1">3 Personnes service info</text:p>
      <text:p text:style-name="P1">6 techniciens</text:p>
      <text:p text:style-name="P1">2 Designer</text:p>
      <text:p text:style-name="P1">1 Rh</text:p>
      <text:p text:style-name="P1">1 Secretaire</text:p>
      <text:p text:style-name="P1">1 Comptable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4">R&amp;D</text:p>
          </table:table-cell>
          <table:table-cell table:style-name="Table1.A1" office:value-type="string">
            <text:p text:style-name="P4">Stockage</text:p>
          </table:table-cell>
          <table:table-cell table:style-name="Table1.A1" office:value-type="string">
            <text:p text:style-name="P4">Prod</text:p>
          </table:table-cell>
          <table:table-cell table:style-name="Table1.A1" office:value-type="string">
            <text:p text:style-name="P4">Commercialisation</text:p>
          </table:table-cell>
        </table:table-row>
        <table:table-row>
          <table:table-cell table:style-name="Table1.A1" office:value-type="string">
            <text:p text:style-name="P4">Mobilier</text:p>
            <text:p text:style-name="P4">Mat Informatique</text:p>
            <text:p text:style-name="P4">Outillage</text:p>
            <text:p text:style-name="P4">Bâtiment</text:p>
            <text:p text:style-name="P4">Equipe R&amp;D</text:p>
          </table:table-cell>
          <table:table-cell table:style-name="Table1.A1" office:value-type="string">
            <text:p text:style-name="P4">Charriot</text:p>
            <text:p text:style-name="P4">Etageres</text:p>
            <text:p text:style-name="P4"/>
          </table:table-cell>
          <table:table-cell table:style-name="Table1.A1" office:value-type="string">
            <text:p text:style-name="P4">Machines</text:p>
            <text:p text:style-name="P4">Mat Industriel</text:p>
            <text:p text:style-name="P4">Mat info</text:p>
            <text:p text:style-name="P4">Téléphones</text:p>
          </table:table-cell>
          <table:table-cell table:style-name="Table1.A1" office:value-type="string">
            <text:p text:style-name="P4">Mat Transport</text:p>
            <text:p text:style-name="P4">Mat info</text:p>
            <text:p text:style-name="P4">Voitures</text:p>
          </table:table-cell>
        </table:table-row>
      </table:table>
      <text:p text:style-name="P2"/>
      <text:p text:style-name="P2"/>
      <text:p text:style-name="P2">Compte de résultat</text:p>
      <text:p text:style-name="P2"/>
      <text:list xml:id="list3133839792" text:style-name="L1">
        <text:list-item>
          <text:p text:style-name="P3">Salariés</text:p>
        </text:list-item>
        <text:list-item>
          <text:p text:style-name="P3">Abonnements</text:p>
        </text:list-item>
        <text:list-item>
          <text:p text:style-name="P3">Assurances</text:p>
        </text:list-item>
        <text:list-item>
          <text:p text:style-name="P3">Energie</text:p>
        </text:list-item>
        <text:list-item>
          <text:p text:style-name="P3">Essence</text:p>
        </text:list-item>
        <text:list-item>
          <text:p text:style-name="P3">Maintenanc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11:24:28.888759182</meta:creation-date>
    <dc:date>2020-09-29T11:41:08.029433624</dc:date>
    <meta:editing-duration>PT6M29S</meta:editing-duration>
    <meta:editing-cycles>1</meta:editing-cycles>
    <meta:document-statistic meta:table-count="1" meta:image-count="0" meta:object-count="0" meta:page-count="1" meta:paragraph-count="37" meta:word-count="78" meta:character-count="454" meta:non-whitespace-character-count="418"/>
    <meta:generator>LibreOffice/7.0.1.2$Linux_X86_64 LibreOffice_project/00$Build-2</meta:generator>
  </office:meta>
</office:document-meta>
</file>